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Z80 Sans" svg:font-family="'Z80 Sans'" style:font-family-generic="swiss" style:font-pitch="variable"/>
    <style:font-face style:name="fontcustom" svg:font-family="fontcustom" style:font-pitch="variable"/>
  </office:font-face-decls>
  <office:automatic-styles>
    <style:style style:name="P1" style:family="paragraph" style:parent-style-name="Standard">
      <style:text-properties style:font-name="Z80 Sans"/>
    </style:style>
    <style:style style:name="P2" style:family="paragraph" style:parent-style-name="Standard">
      <style:text-properties style:font-name="Z80 Sans" officeooo:rsid="00176666" officeooo:paragraph-rsid="00176666"/>
    </style:style>
    <style:style style:name="T1" style:family="text">
      <style:text-properties officeooo:rsid="00176666"/>
    </style:style>
    <style:style style:name="T2" style:family="text">
      <style:text-properties officeooo:rsid="001ae09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8e</text:p>
      <text:p text:style-name="P1">dd8e12</text:p>
      <text:p text:style-name="P1">fd8e12</text:p>
      <text:p text:style-name="P1">dd8c</text:p>
      <text:p text:style-name="P1">dd8d</text:p>
      <text:p text:style-name="P1">fd8c</text:p>
      <text:p text:style-name="P1">fd8d</text:p>
      <text:p text:style-name="P1">ce12</text:p>
      <text:p text:style-name="P1">88</text:p>
      <text:p text:style-name="P1">ed4a</text:p>
      <text:p text:style-name="P1">ed5a</text:p>
      <text:p text:style-name="P1">ed6a</text:p>
      <text:p text:style-name="P1">ed7a</text:p>
      <text:p text:style-name="P1">86</text:p>
      <text:p text:style-name="P1">dd8612</text:p>
      <text:p text:style-name="P1">fd8612</text:p>
      <text:p text:style-name="P1">dd84</text:p>
      <text:p text:style-name="P1">dd85</text:p>
      <text:p text:style-name="P1">fd84</text:p>
      <text:p text:style-name="P1">fd85</text:p>
      <text:p text:style-name="P1">c612</text:p>
      <text:p text:style-name="P1">80</text:p>
      <text:p text:style-name="P1">09</text:p>
      <text:p text:style-name="P1">19</text:p>
      <text:p text:style-name="P1">29</text:p>
      <text:p text:style-name="P1">39</text:p>
      <text:p text:style-name="P1">dd09</text:p>
      <text:p text:style-name="P1">dd19</text:p>
      <text:p text:style-name="P1">dd29</text:p>
      <text:p text:style-name="P1">dd39</text:p>
      <text:p text:style-name="P1">fd09</text:p>
      <text:p text:style-name="P1">fd19</text:p>
      <text:p text:style-name="P1">fd29</text:p>
      <text:p text:style-name="P1">fd39</text:p>
      <text:p text:style-name="P1">a6</text:p>
      <text:p text:style-name="P1">dda612</text:p>
      <text:p text:style-name="P1">fda612</text:p>
      <text:p text:style-name="P1">dda4</text:p>
      <text:p text:style-name="P1">dda5</text:p>
      <text:p text:style-name="P1">fda4</text:p>
      <text:p text:style-name="P1">fda5</text:p>
      <text:p text:style-name="P1">e612</text:p>
      <text:p text:style-name="P1"><text:soft-page-break/>a0</text:p>
      <text:p text:style-name="P1">cb46</text:p>
      <text:p text:style-name="P1">ddcb12<text:span text:style-name="T1">5e</text:span></text:p>
      <text:p text:style-name="P1">fdcb1246</text:p>
      <text:p text:style-name="P1">cb40</text:p>
      <text:p text:style-name="P1">dc1234</text:p>
      <text:p text:style-name="P1">fc1234</text:p>
      <text:p text:style-name="P1">d41234</text:p>
      <text:p text:style-name="P1">cd1234</text:p>
      <text:p text:style-name="P1">c41234</text:p>
      <text:p text:style-name="P1">f41234</text:p>
      <text:p text:style-name="P1">ec1234</text:p>
      <text:p text:style-name="P1">e41234</text:p>
      <text:p text:style-name="P1">cc1234</text:p>
      <text:p text:style-name="P1">3f</text:p>
      <text:p text:style-name="P1">be</text:p>
      <text:p text:style-name="P1">ddbe12</text:p>
      <text:p text:style-name="P1">fdbe12</text:p>
      <text:p text:style-name="P1">ddbc</text:p>
      <text:p text:style-name="P1">ddbd</text:p>
      <text:p text:style-name="P1">fdbc</text:p>
      <text:p text:style-name="P1">fdbd</text:p>
      <text:p text:style-name="P1">fe12</text:p>
      <text:p text:style-name="P1">b8</text:p>
      <text:p text:style-name="P1">eda9</text:p>
      <text:p text:style-name="P1">edb9</text:p>
      <text:p text:style-name="P1">eda1</text:p>
      <text:p text:style-name="P1">edb1</text:p>
      <text:p text:style-name="P1">2f</text:p>
      <text:p text:style-name="P1">27</text:p>
      <text:p text:style-name="P1">35</text:p>
      <text:p text:style-name="P1">dd3512</text:p>
      <text:p text:style-name="P1">fd3512</text:p>
      <text:p text:style-name="P1">3d</text:p>
      <text:p text:style-name="P1">05</text:p>
      <text:p text:style-name="P1">0b</text:p>
      <text:p text:style-name="P1">0d</text:p>
      <text:p text:style-name="P1">15</text:p>
      <text:p text:style-name="P1">1b</text:p>
      <text:p text:style-name="P1">1d</text:p>
      <text:p text:style-name="P1">25</text:p>
      <text:p text:style-name="P1">2b</text:p>
      <text:p text:style-name="P1"><text:soft-page-break/>dd2b</text:p>
      <text:p text:style-name="P1">dd25</text:p>
      <text:p text:style-name="P1">dd2d</text:p>
      <text:p text:style-name="P1">fd2b</text:p>
      <text:p text:style-name="P1">fd25</text:p>
      <text:p text:style-name="P1">fd2d</text:p>
      <text:p text:style-name="P1">2d</text:p>
      <text:p text:style-name="P1">3b</text:p>
      <text:p text:style-name="P1">f3</text:p>
      <text:p text:style-name="P1">1012</text:p>
      <text:p text:style-name="P1">fb</text:p>
      <text:p text:style-name="P1">e3</text:p>
      <text:p text:style-name="P1">dde3</text:p>
      <text:p text:style-name="P1">fde3</text:p>
      <text:p text:style-name="P1">08</text:p>
      <text:p text:style-name="P1">eb</text:p>
      <text:p text:style-name="P1">d9</text:p>
      <text:p text:style-name="P1">76</text:p>
      <text:p text:style-name="P1">ed46</text:p>
      <text:p text:style-name="P1">ed56</text:p>
      <text:p text:style-name="P1">ed5e</text:p>
      <text:p text:style-name="P1">ed70</text:p>
      <text:p text:style-name="P1">ed78</text:p>
      <text:p text:style-name="P1">db12</text:p>
      <text:p text:style-name="P1">ed40</text:p>
      <text:p text:style-name="P1">ed48</text:p>
      <text:p text:style-name="P1">ed50</text:p>
      <text:p text:style-name="P1">ed58</text:p>
      <text:p text:style-name="P1">ed70</text:p>
      <text:p text:style-name="P1">ed60</text:p>
      <text:p text:style-name="P1">ed68</text:p>
      <text:p text:style-name="P1">34</text:p>
      <text:p text:style-name="P1">dd3412</text:p>
      <text:p text:style-name="P1">fd3412</text:p>
      <text:p text:style-name="P1">3c</text:p>
      <text:p text:style-name="P1">04</text:p>
      <text:p text:style-name="P1">03</text:p>
      <text:p text:style-name="P1">0c</text:p>
      <text:p text:style-name="P1">14</text:p>
      <text:p text:style-name="P1">13</text:p>
      <text:p text:style-name="P1">1c</text:p>
      <text:p text:style-name="P1">24</text:p>
      <text:p text:style-name="P1"><text:soft-page-break/>23</text:p>
      <text:p text:style-name="P1">dd23</text:p>
      <text:p text:style-name="P1">dd24</text:p>
      <text:p text:style-name="P1">dd2c</text:p>
      <text:p text:style-name="P1">fd23</text:p>
      <text:p text:style-name="P1">fd24</text:p>
      <text:p text:style-name="P1">fd2c</text:p>
      <text:p text:style-name="P1">2c</text:p>
      <text:p text:style-name="P1">33</text:p>
      <text:p text:style-name="P1">edaa</text:p>
      <text:p text:style-name="P1">edba</text:p>
      <text:p text:style-name="P1">eda2</text:p>
      <text:p text:style-name="P1">edb2</text:p>
      <text:p text:style-name="P1">e9</text:p>
      <text:p text:style-name="P1">dde9</text:p>
      <text:p text:style-name="P1">fde9</text:p>
      <text:p text:style-name="P1">da1234</text:p>
      <text:p text:style-name="P1">e9</text:p>
      <text:p text:style-name="P1">fa1234</text:p>
      <text:p text:style-name="P1">d21234</text:p>
      <text:p text:style-name="P1">c31234</text:p>
      <text:p text:style-name="P1">c21234</text:p>
      <text:p text:style-name="P1">f21234</text:p>
      <text:p text:style-name="P1">ea1234</text:p>
      <text:p text:style-name="P1">e21234</text:p>
      <text:p text:style-name="P1">ca1234</text:p>
      <text:p text:style-name="P1">3812</text:p>
      <text:p text:style-name="P1">3012</text:p>
      <text:p text:style-name="P1">2012</text:p>
      <text:p text:style-name="P1">1812</text:p>
      <text:p text:style-name="P1">2812</text:p>
      <text:p text:style-name="P1">02</text:p>
      <text:p text:style-name="P1">12</text:p>
      <text:p text:style-name="P1">3612</text:p>
      <text:p text:style-name="P1">70</text:p>
      <text:p text:style-name="P1">dd361212</text:p>
      <text:p text:style-name="P1">dd7012</text:p>
      <text:p text:style-name="P1">fd361212</text:p>
      <text:p text:style-name="P1">fd7012</text:p>
      <text:p text:style-name="P1">321234</text:p>
      <text:p text:style-name="P1">ed431234</text:p>
      <text:p text:style-name="P1">ed531234</text:p>
      <text:p text:style-name="P1"><text:soft-page-break/>221234</text:p>
      <text:p text:style-name="P1">dd221234</text:p>
      <text:p text:style-name="P1">fd221234</text:p>
      <text:p text:style-name="P1">ed731234</text:p>
      <text:p text:style-name="P1">0a</text:p>
      <text:p text:style-name="P1">1a</text:p>
      <text:p text:style-name="P1">7e</text:p>
      <text:p text:style-name="P1">dd7e12</text:p>
      <text:p text:style-name="P1">fd7e12</text:p>
      <text:p text:style-name="P1">3a1234</text:p>
      <text:p text:style-name="P1">ed57</text:p>
      <text:p text:style-name="P1">dd7c</text:p>
      <text:p text:style-name="P1">dd7d</text:p>
      <text:p text:style-name="P1">fd7c</text:p>
      <text:p text:style-name="P1">fd7d</text:p>
      <text:p text:style-name="P1">3e12</text:p>
      <text:p text:style-name="P1">78</text:p>
      <text:p text:style-name="P1">ed5f</text:p>
      <text:p text:style-name="P1">46</text:p>
      <text:p text:style-name="P1">dd4612</text:p>
      <text:p text:style-name="P1">fd4612</text:p>
      <text:p text:style-name="P1">dd44</text:p>
      <text:p text:style-name="P1">dd45</text:p>
      <text:p text:style-name="P1">fd44</text:p>
      <text:p text:style-name="P1">fd45</text:p>
      <text:p text:style-name="P1">0612</text:p>
      <text:p text:style-name="P1">40</text:p>
      <text:p text:style-name="P1">ed4b1234</text:p>
      <text:p text:style-name="P1">011234</text:p>
      <text:p text:style-name="P1">4e</text:p>
      <text:p text:style-name="P1">dd4e12</text:p>
      <text:p text:style-name="P1">fd4e12</text:p>
      <text:p text:style-name="P1">dd4c</text:p>
      <text:p text:style-name="P1">dd4d</text:p>
      <text:p text:style-name="P1">fd4c</text:p>
      <text:p text:style-name="P1">fd4d</text:p>
      <text:p text:style-name="P1">0e12</text:p>
      <text:p text:style-name="P1">48</text:p>
      <text:p text:style-name="P1">56</text:p>
      <text:p text:style-name="P1">dd5612</text:p>
      <text:p text:style-name="P1">fd5612</text:p>
      <text:p text:style-name="P1">dd54</text:p>
      <text:p text:style-name="P1"><text:soft-page-break/>dd55</text:p>
      <text:p text:style-name="P1">fd54</text:p>
      <text:p text:style-name="P1">fd55</text:p>
      <text:p text:style-name="P1">1612</text:p>
      <text:p text:style-name="P1">50</text:p>
      <text:p text:style-name="P1">ed5b1234</text:p>
      <text:p text:style-name="P1">111234</text:p>
      <text:p text:style-name="P1">5e</text:p>
      <text:p text:style-name="P1">dd5e12</text:p>
      <text:p text:style-name="P1">fd5e12</text:p>
      <text:p text:style-name="P1">dd5c</text:p>
      <text:p text:style-name="P1">dd5d</text:p>
      <text:p text:style-name="P1">fd5c</text:p>
      <text:p text:style-name="P1">fd5d</text:p>
      <text:p text:style-name="P1">1e12</text:p>
      <text:p text:style-name="P1">58</text:p>
      <text:p text:style-name="P1">66</text:p>
      <text:p text:style-name="P1">dd6612</text:p>
      <text:p text:style-name="P1">fd6612</text:p>
      <text:p text:style-name="P1">2612</text:p>
      <text:p text:style-name="P1">60</text:p>
      <text:p text:style-name="P1">2a1234</text:p>
      <text:p text:style-name="P1">211234</text:p>
      <text:p text:style-name="P1">ed47</text:p>
      <text:p text:style-name="P1">dd2a1234</text:p>
      <text:p text:style-name="P1">dd211234</text:p>
      <text:p text:style-name="P1">dd2612</text:p>
      <text:p text:style-name="P1">dd60</text:p>
      <text:p text:style-name="P1">dd2e12</text:p>
      <text:p text:style-name="P1">dd68</text:p>
      <text:p text:style-name="P1">fd2a1234</text:p>
      <text:p text:style-name="P1">fd211234</text:p>
      <text:p text:style-name="P1">fd2612</text:p>
      <text:p text:style-name="P1">fd60</text:p>
      <text:p text:style-name="P1">fd2e12</text:p>
      <text:p text:style-name="P1">fd68</text:p>
      <text:p text:style-name="P1">6e</text:p>
      <text:p text:style-name="P1">dd6e12</text:p>
      <text:p text:style-name="P1">fd6e12</text:p>
      <text:p text:style-name="P1">2e12</text:p>
      <text:p text:style-name="P1">68</text:p>
      <text:p text:style-name="P1">ed4f</text:p>
      <text:p text:style-name="P1"><text:soft-page-break/>ed7b1234</text:p>
      <text:p text:style-name="P1">f9</text:p>
      <text:p text:style-name="P1">ddf9</text:p>
      <text:p text:style-name="P1">fdf9</text:p>
      <text:p text:style-name="P1">311234</text:p>
      <text:p text:style-name="P1">eda8</text:p>
      <text:p text:style-name="P1">edb8</text:p>
      <text:p text:style-name="P1">eda0</text:p>
      <text:p text:style-name="P1">edb0</text:p>
      <text:p text:style-name="P1">ed44</text:p>
      <text:p text:style-name="P1">00</text:p>
      <text:p text:style-name="P1">b6</text:p>
      <text:p text:style-name="P1">ddb612</text:p>
      <text:p text:style-name="P1">fdb612</text:p>
      <text:p text:style-name="P1">ddb4</text:p>
      <text:p text:style-name="P1">ddb5</text:p>
      <text:p text:style-name="P1">fdb4</text:p>
      <text:p text:style-name="P1">fdb5</text:p>
      <text:p text:style-name="P1">f612</text:p>
      <text:p text:style-name="P1">b0</text:p>
      <text:p text:style-name="P1">edbb</text:p>
      <text:p text:style-name="P1">edb3</text:p>
      <text:p text:style-name="P1">ed71</text:p>
      <text:p text:style-name="P1">ed79</text:p>
      <text:p text:style-name="P1">ed41</text:p>
      <text:p text:style-name="P1">ed49</text:p>
      <text:p text:style-name="P1">ed51</text:p>
      <text:p text:style-name="P1">ed59</text:p>
      <text:p text:style-name="P1">ed61</text:p>
      <text:p text:style-name="P1">ed69</text:p>
      <text:p text:style-name="P1">d312</text:p>
      <text:p text:style-name="P1">edab</text:p>
      <text:p text:style-name="P1">eda3</text:p>
      <text:p text:style-name="P1">f1</text:p>
      <text:p text:style-name="P1">c1</text:p>
      <text:p text:style-name="P1">d1</text:p>
      <text:p text:style-name="P1">e1</text:p>
      <text:p text:style-name="P1">dde1</text:p>
      <text:p text:style-name="P1">fde1</text:p>
      <text:p text:style-name="P1">f5</text:p>
      <text:p text:style-name="P1">c5</text:p>
      <text:p text:style-name="P1">d5</text:p>
      <text:p text:style-name="P1"><text:soft-page-break/>e5</text:p>
      <text:p text:style-name="P1">dde5</text:p>
      <text:p text:style-name="P1">fde5</text:p>
      <text:p text:style-name="P1">cb86</text:p>
      <text:p text:style-name="P1">ddcb1286</text:p>
      <text:p text:style-name="P1">fdcb1286</text:p>
      <text:p text:style-name="P1">cb80</text:p>
      <text:p text:style-name="P1">c9</text:p>
      <text:p text:style-name="P1">d8</text:p>
      <text:p text:style-name="P1">f8</text:p>
      <text:p text:style-name="P1">d0</text:p>
      <text:p text:style-name="P1">c0</text:p>
      <text:p text:style-name="P1">f0</text:p>
      <text:p text:style-name="P1">e8</text:p>
      <text:p text:style-name="P1">e0</text:p>
      <text:p text:style-name="P1">c8</text:p>
      <text:p text:style-name="P1">ed4d</text:p>
      <text:p text:style-name="P1">ed45</text:p>
      <text:p text:style-name="P1">cb16</text:p>
      <text:p text:style-name="P1">ddcb1216</text:p>
      <text:p text:style-name="P1">fdcb1216</text:p>
      <text:p text:style-name="P1">cb10</text:p>
      <text:p text:style-name="P1">17</text:p>
      <text:p text:style-name="P1">cb06</text:p>
      <text:p text:style-name="P1">ddcb1206</text:p>
      <text:p text:style-name="P1">fdcb1206</text:p>
      <text:p text:style-name="P1">cb00</text:p>
      <text:p text:style-name="P1">07</text:p>
      <text:p text:style-name="P1">ed6f</text:p>
      <text:p text:style-name="P1">cb1e</text:p>
      <text:p text:style-name="P1">ddcb121e</text:p>
      <text:p text:style-name="P1">fdcb121e</text:p>
      <text:p text:style-name="P1">cb18</text:p>
      <text:p text:style-name="P1">1f</text:p>
      <text:p text:style-name="P1">cb0e</text:p>
      <text:p text:style-name="P1">ddcb120e</text:p>
      <text:p text:style-name="P1">fdcb120e</text:p>
      <text:p text:style-name="P1">cb08</text:p>
      <text:p text:style-name="P1">0f</text:p>
      <text:p text:style-name="P1">ed67</text:p>
      <text:p text:style-name="P1">c7</text:p>
      <text:p text:style-name="P1">cf</text:p>
      <text:p text:style-name="P1"><text:soft-page-break/>d7</text:p>
      <text:p text:style-name="P1">df</text:p>
      <text:p text:style-name="P1">e7</text:p>
      <text:p text:style-name="P1">ef</text:p>
      <text:p text:style-name="P1">f7</text:p>
      <text:p text:style-name="P1">ff</text:p>
      <text:p text:style-name="P1">9e</text:p>
      <text:p text:style-name="P1">dd9e12</text:p>
      <text:p text:style-name="P1">fd9e12</text:p>
      <text:p text:style-name="P1">dd9c</text:p>
      <text:p text:style-name="P1">dd9d</text:p>
      <text:p text:style-name="P1">fd9c</text:p>
      <text:p text:style-name="P1">fd9d</text:p>
      <text:p text:style-name="P1">de12</text:p>
      <text:p text:style-name="P1">98</text:p>
      <text:p text:style-name="P1">ed42</text:p>
      <text:p text:style-name="P1">ed52</text:p>
      <text:p text:style-name="P1">ed62</text:p>
      <text:p text:style-name="P1">ed72</text:p>
      <text:p text:style-name="P1">37</text:p>
      <text:p text:style-name="P1">cbc6</text:p>
      <text:p text:style-name="P1">ddcb12c6</text:p>
      <text:p text:style-name="P1">fdcb12c6</text:p>
      <text:p text:style-name="P1">cbc0</text:p>
      <text:p text:style-name="P1">cb26</text:p>
      <text:p text:style-name="P1">ddcb<text:span text:style-name="T2">f026</text:span></text:p>
      <text:p text:style-name="P2">fdcbff26</text:p>
      <text:p text:style-name="P1">cb20</text:p>
      <text:p text:style-name="P1">cb36</text:p>
      <text:p text:style-name="P1">ddcb1236</text:p>
      <text:p text:style-name="P1">fdcb1236</text:p>
      <text:p text:style-name="P1">cb30</text:p>
      <text:p text:style-name="P1">cb2e</text:p>
      <text:p text:style-name="P1">ddcb122e</text:p>
      <text:p text:style-name="P1">fdcb122e</text:p>
      <text:p text:style-name="P1">cb28</text:p>
      <text:p text:style-name="P1">cb3e</text:p>
      <text:p text:style-name="P1">ddcb123e</text:p>
      <text:p text:style-name="P1">fdcb123e</text:p>
      <text:p text:style-name="P1">cb38</text:p>
      <text:p text:style-name="P1">96</text:p>
      <text:p text:style-name="P1">dd9612</text:p>
      <text:p text:style-name="P1"><text:soft-page-break/>fd9612</text:p>
      <text:p text:style-name="P1">dd94</text:p>
      <text:p text:style-name="P1">dd95</text:p>
      <text:p text:style-name="P1">fd94</text:p>
      <text:p text:style-name="P1">fd95</text:p>
      <text:p text:style-name="P1">d612</text:p>
      <text:p text:style-name="P1">90</text:p>
      <text:p text:style-name="P1">ae</text:p>
      <text:p text:style-name="P1">ddae12</text:p>
      <text:p text:style-name="P1">fdae12</text:p>
      <text:p text:style-name="P1">ddac</text:p>
      <text:p text:style-name="P1">ddad</text:p>
      <text:p text:style-name="P1">fdac</text:p>
      <text:p text:style-name="P1">fdad</text:p>
      <text:p text:style-name="P1">ee12</text:p>
      <text:p text:style-name="P1">a8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Z80 Sans" svg:font-family="'Z80 Sans'" style:font-family-generic="swiss" style:font-pitch="variable"/>
    <style:font-face style:name="fontcustom" svg:font-family="fontcusto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Microsoft Ya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Microsoft Ya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5T15:09:22.720088519</meta:creation-date>
    <dc:date>2024-08-25T18:17:18.876666498</dc:date>
    <meta:editing-duration>PT27M47S</meta:editing-duration>
    <meta:editing-cycles>6</meta:editing-cycles>
    <meta:generator>LibreOffice/7.4.7.2$Linux_X86_64 LibreOffice_project/40$Build-2</meta:generator>
    <meta:document-statistic meta:table-count="0" meta:image-count="0" meta:object-count="0" meta:page-count="10" meta:paragraph-count="394" meta:word-count="394" meta:character-count="1638" meta:non-whitespace-character-count="1638"/>
  </office:meta>
</office:document-meta>
</file>